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056in" style:rel-column-width="2991*"/>
    </style:style>
    <style:style style:name="Table1.B" style:family="table-column">
      <style:table-column-properties style:column-width="1.3194in" style:rel-column-width="12919*"/>
    </style:style>
    <style:style style:name="Table1.C" style:family="table-column">
      <style:table-column-properties style:column-width="2.6806in" style:rel-column-width="26246*"/>
    </style:style>
    <style:style style:name="Table1.D" style:family="table-column">
      <style:table-column-properties style:column-width="0.6944in" style:rel-column-width="6799*"/>
    </style:style>
    <style:style style:name="Table1.E" style:family="table-column">
      <style:table-column-properties style:column-width="0.75in" style:rel-column-width="7343*"/>
    </style:style>
    <style:style style:name="Table1.F" style:family="table-column">
      <style:table-column-properties style:column-width="0.9431in" style:rel-column-width="92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ff0d" officeooo:paragraph-rsid="001fff0d"/>
    </style:style>
    <style:style style:name="P2" style:family="paragraph" style:parent-style-name="Standard">
      <style:paragraph-properties fo:text-align="start" style:justify-single-word="false"/>
      <style:text-properties officeooo:rsid="001fff0d" officeooo:paragraph-rsid="001fff0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officeooo:paragraph-rsid="001fff0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fff0d" officeooo:paragraph-rsid="001fff0d"/>
    </style:style>
    <style:style style:name="P7" style:family="paragraph" style:parent-style-name="Standard">
      <style:paragraph-properties fo:text-align="center" style:justify-single-word="false"/>
      <style:text-properties officeooo:rsid="001fff0d" officeooo:paragraph-rsid="001fff0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07b20" officeooo:paragraph-rsid="00207b20" style:font-weight-asian="bold" style:font-weight-complex="bold"/>
    </style:style>
    <style:style style:name="T1" style:family="text">
      <style:text-properties officeooo:rsid="001ff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INVOICE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>Part Number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Quantity </text:p>
          </table:table-cell>
          <table:table-cell table:style-name="Table1.A1" office:value-type="string">
            <text:p text:style-name="P6">Price</text:p>
          </table:table-cell>
          <table:table-cell table:style-name="Table1.F1" office:value-type="string">
            <text:p text:style-name="P6">Extended Price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1902_hypPartNumber_197911902"/><text:a xlink:type="simple" xlink:href="http://www.digikey.com/scripts/DkSearch/dksus.dll?Detail&amp;itemSeq=197911902&amp;uq=635996113871988116" text:style-name="Internet_20_link" text:visited-style-name="Visited_20_Internet_20_Link">296-27895-1-ND</text:a></text:p>
            <text:p text:style-name="P5"/>
          </table:table-cell>
          <table:table-cell table:style-name="Table1.A2" office:value-type="string">
            <text:p text:style-name="P5">IC REG LDO 3.3V 0.3A SOT23-5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1902_lblUnitPrice_197911902"/>0.56100</text:p>
            <text:p text:style-name="P5"/>
          </table:table-cell>
          <table:table-cell table:style-name="Table1.F2" office:value-type="string">
            <text:p text:style-name="P3"><text:bookmark text:name="ctl00_ctl00_mainContentPlaceHolder_mainContentPlaceHolder_ordOrderDetails_detailRow_197911902_lblExtendedPrice_197911902"/>$5.61</text:p>
            <text:p text:style-name="P5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210_hypPartNumber_197912210"/><text:a xlink:type="simple" xlink:href="http://www.digikey.com/scripts/DkSearch/dksus.dll?Detail&amp;itemSeq=197912210&amp;uq=635996113871998117" text:style-name="Internet_20_link" text:visited-style-name="Visited_20_Internet_20_Link">399-10398-1-ND</text:a></text:p>
            <text:p text:style-name="P5"/>
          </table:table-cell>
          <table:table-cell table:style-name="Table1.A2" office:value-type="string">
            <text:p text:style-name="P5">CAP TANT 330UF 6.3V 20% 2917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210_lblUnitPrice_197912210"/>1.81600</text:p>
            <text:p text:style-name="P5"/>
          </table:table-cell>
          <table:table-cell table:style-name="Table1.F2" office:value-type="string">
            <text:p text:style-name="P3"><text:bookmark text:name="ctl00_ctl00_mainContentPlaceHolder_mainContentPlaceHolder_ordOrderDetails_detailRow_197912210_lblExtendedPrice_197912210"/>$21.79</text:p>
            <text:p text:style-name="P5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369_hypPartNumber_197912369"/><text:a xlink:type="simple" xlink:href="http://www.digikey.com/scripts/DkSearch/dksus.dll?Detail&amp;itemSeq=197912369&amp;uq=635996113872008118" text:style-name="Internet_20_link" text:visited-style-name="Visited_20_Internet_20_Link">1276-5377-1-ND</text:a></text:p>
            <text:p text:style-name="P5"/>
          </table:table-cell>
          <table:table-cell table:style-name="Table1.A2" office:value-type="string">
            <text:p text:style-name="P5">RES SMD 47K OHM 1% 1/8W 0805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369_lblUnitPrice_197912369"/>0.10000</text:p>
            <text:p text:style-name="P5"/>
          </table:table-cell>
          <table:table-cell table:style-name="Table1.F2" office:value-type="string">
            <text:p text:style-name="P3"><text:bookmark text:name="ctl00_ctl00_mainContentPlaceHolder_mainContentPlaceHolder_ordOrderDetails_detailRow_197912369_lblExtendedPrice_197912369"/>$0.90</text:p>
            <text:p text:style-name="P5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411_hypPartNumber_197912411"/><text:a xlink:type="simple" xlink:href="http://www.digikey.com/scripts/DkSearch/dksus.dll?Detail&amp;itemSeq=197912411&amp;uq=635996113872018119" text:style-name="Internet_20_link" text:visited-style-name="Visited_20_Internet_20_Link">SER2417CT-ND</text:a></text:p>
            <text:p text:style-name="P5"/>
          </table:table-cell>
          <table:table-cell table:style-name="Table1.A2" office:value-type="string">
            <text:p text:style-name="P5">CRYSTAL 32.7680KHZ 6PF SMD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411_lblUnitPrice_197912411"/>0.85000</text:p>
            <text:p text:style-name="P5"/>
          </table:table-cell>
          <table:table-cell table:style-name="Table1.F2" office:value-type="string">
            <text:p text:style-name="P3"><text:bookmark text:name="ctl00_ctl00_mainContentPlaceHolder_mainContentPlaceHolder_ordOrderDetails_detailRow_197912411_lblExtendedPrice_197912411"/>$2.55</text:p>
            <text:p text:style-name="P5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468_hypPartNumber_197912468"/><text:a xlink:type="simple" xlink:href="http://www.digikey.com/scripts/DkSearch/dksus.dll?Detail&amp;itemSeq=197912468&amp;uq=635996113872038121" text:style-name="Internet_20_link" text:visited-style-name="Visited_20_Internet_20_Link">535-9078-1-ND</text:a></text:p>
            <text:p text:style-name="P5"/>
          </table:table-cell>
          <table:table-cell table:style-name="Table1.A2" office:value-type="string">
            <text:p text:style-name="P5">CRYSTAL 25.0000MHZ 18PF SMD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468_lblUnitPrice_197912468"/>0.28000<text:bookmark text:name="ctl00_ctl00_mainContentPlaceHolder_mainContentPlaceHolder_ordOrderDetails_detailRow_197912468_lblExtendedPrice_197912468"/></text:p>
            <text:p text:style-name="P5"/>
          </table:table-cell>
          <table:table-cell table:style-name="Table1.F2" office:value-type="string">
            <text:p text:style-name="P3"><text:bookmark text:name="ctl00_ctl00_mainContentPlaceHolder_mainContentPlaceHolder_ordOrderDetails_detailRow_197912468_lblExtendedPrice_1979124681"/>$0.84</text:p>
            <text:p text:style-name="P5"/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714_hypPartNumber_197912714"/><text:a xlink:type="simple" xlink:href="http://www.digikey.com/scripts/DkSearch/dksus.dll?Detail&amp;itemSeq=197912714&amp;uq=635996113872138131" text:style-name="Internet_20_link" text:visited-style-name="Visited_20_Internet_20_Link">423-1212-1-ND</text:a></text:p>
            <text:p text:style-name="P5"/>
          </table:table-cell>
          <table:table-cell table:style-name="Table1.A2" office:value-type="string">
            <text:p text:style-name="P5">MIC MEMS DIGITAL PDM OMNI -22DB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3"><text:bookmark text:name="ctl00_ctl00_mainContentPlaceHolder_mainContentPlaceHolder_ordOrderDetails_detailRow_197912714_lblUnitPrice_197912714"/>1.84000</text:p>
            <text:p text:style-name="P5"/>
          </table:table-cell>
          <table:table-cell table:style-name="Table1.F2" office:value-type="string">
            <text:p text:style-name="P3"><text:bookmark text:name="ctl00_ctl00_mainContentPlaceHolder_mainContentPlaceHolder_ordOrderDetails_detailRow_197912714_lblExtendedPrice_197912714"/>$9.20</text:p>
            <text:p text:style-name="P5"/>
          </table:table-cell>
        </table:table-row>
      </table:table>
      <text:p text:style-name="P2"/>
      <text:p text:style-name="P2"/>
      <text:p text:style-name="P4"><text:span text:style-name="T1">Subtotal </text:span><text:bookmark text:name="ctl00_ctl00_mainContentPlaceHolder_mainContentPlaceHolder_ordOrderDetails_lblSubtotal"/>$40.89</text:p>
      <text:p text:style-name="P4"/>
      <text:p text:style-name="P4"/>
      <text:p text:style-name="P8">отправка Сороке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21:45:28.875296146</meta:creation-date>
    <dc:date>2016-08-14T19:08:56.409175263</dc:date>
    <meta:editing-duration>PT8M18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44" meta:word-count="75" meta:character-count="423" meta:non-whitespace-character-count="390"/>
  </office:meta>
</office:document-meta>
</file>